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bFase" style:family="table">
      <style:table-properties style:width="6.9271in" fo:margin-left="0in" table:align="left"/>
    </style:style>
    <style:style style:name="tbFase.A" style:family="table-column">
      <style:table-column-properties style:column-width="1.4375in"/>
    </style:style>
    <style:style style:name="tbFase.B" style:family="table-column">
      <style:table-column-properties style:column-width="4.625in"/>
    </style:style>
    <style:style style:name="tbFase.C" style:family="table-column">
      <style:table-column-properties style:column-width="0.8646in"/>
    </style:style>
    <style:style style:name="tbFase.A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es" fo:country="ES" fo:font-weight="bold" officeooo:rsid="001799d3" officeooo:paragraph-rsid="001799d3" style:font-weight-asian="bold" style:font-weight-complex="bold"/>
    </style:style>
    <style:style style:name="P2" style:family="paragraph" style:parent-style-name="Standard">
      <style:text-properties fo:language="es" fo:country="GT" officeooo:rsid="0010416c" officeooo:paragraph-rsid="0010416c"/>
    </style:style>
    <style:style style:name="P3" style:family="paragraph" style:parent-style-name="Standard">
      <style:text-properties fo:language="es" fo:country="GT" fo:font-weight="normal" officeooo:rsid="0018a6f2" officeooo:paragraph-rsid="001799d3" style:font-weight-asian="normal" style:font-weight-complex="normal"/>
    </style:style>
    <style:style style:name="P4" style:family="paragraph" style:parent-style-name="Standard">
      <style:text-properties fo:language="es" fo:country="GT" fo:font-weight="normal" officeooo:rsid="001a7b78" officeooo:paragraph-rsid="001a7b78" style:font-weight-asian="normal" style:font-weight-complex="normal"/>
    </style:style>
    <style:style style:name="P5" style:family="paragraph" style:parent-style-name="Standard">
      <style:text-properties fo:language="es" fo:country="GT" fo:font-weight="normal" officeooo:rsid="001b9326" officeooo:paragraph-rsid="001b9326" style:font-weight-asian="normal" style:font-weight-complex="normal"/>
    </style:style>
    <style:style style:name="P6" style:family="paragraph" style:parent-style-name="Standard">
      <style:text-properties fo:language="es" fo:country="GT" fo:font-weight="normal" officeooo:rsid="001d0aaa" officeooo:paragraph-rsid="001d0aaa" style:font-weight-asian="normal" style:font-weight-complex="normal"/>
    </style:style>
    <style:style style:name="P7" style:family="paragraph" style:parent-style-name="Standard">
      <style:text-properties fo:language="es" fo:country="GT" fo:font-weight="normal" officeooo:rsid="001d5ff2" officeooo:paragraph-rsid="001d5ff2" style:font-weight-asian="normal" style:font-weight-complex="normal"/>
    </style:style>
    <style:style style:name="P8" style:family="paragraph" style:parent-style-name="Standard" style:list-style-name="L3">
      <style:text-properties fo:language="es" fo:country="GT" fo:font-weight="normal" officeooo:rsid="001d5ff2" officeooo:paragraph-rsid="001d5ff2" style:font-weight-asian="normal" style:font-weight-complex="normal"/>
    </style:style>
    <style:style style:name="P9" style:family="paragraph" style:parent-style-name="Standard">
      <style:text-properties fo:language="es" fo:country="GT" fo:font-weight="bold" officeooo:rsid="0012367b" officeooo:paragraph-rsid="001727a3" style:font-weight-asian="bold" style:font-weight-complex="bold"/>
    </style:style>
    <style:style style:name="P10" style:family="paragraph" style:parent-style-name="Standard">
      <style:text-properties fo:language="es" fo:country="GT" fo:font-weight="bold" officeooo:rsid="001799d3" officeooo:paragraph-rsid="001799d3" style:font-weight-asian="bold" style:font-weight-complex="bold"/>
    </style:style>
    <style:style style:name="P11" style:family="paragraph" style:parent-style-name="Table_20_Contents">
      <style:text-properties fo:language="es" fo:country="GT"/>
    </style:style>
    <style:style style:name="P12" style:family="paragraph" style:parent-style-name="Table_20_Contents">
      <style:text-properties fo:language="es" fo:country="GT" officeooo:rsid="001727a3" officeooo:paragraph-rsid="001727a3"/>
    </style:style>
    <style:style style:name="P13" style:family="paragraph" style:parent-style-name="Table_20_Contents">
      <style:text-properties fo:language="es" fo:country="GT" officeooo:rsid="001799d3" officeooo:paragraph-rsid="001799d3"/>
    </style:style>
    <style:style style:name="P14" style:family="paragraph" style:parent-style-name="Table_20_Contents">
      <style:text-properties officeooo:rsid="001b9326" officeooo:paragraph-rsid="001b9326"/>
    </style:style>
    <style:style style:name="P15" style:family="paragraph" style:parent-style-name="Table_20_Contents">
      <style:text-properties officeooo:rsid="001d0aaa" officeooo:paragraph-rsid="001d0aaa"/>
    </style:style>
    <style:style style:name="P16" style:family="paragraph" style:parent-style-name="Table_20_Contents">
      <style:text-properties officeooo:rsid="001d895b" officeooo:paragraph-rsid="001d895b"/>
    </style:style>
    <style:style style:name="T1" style:family="text">
      <style:text-properties officeooo:rsid="001a7b78"/>
    </style:style>
    <style:style style:name="T2" style:family="text">
      <style:text-properties fo:language="es" fo:country="GT"/>
    </style:style>
    <style:style style:name="T3" style:family="text">
      <style:text-properties officeooo:rsid="001d5ff2"/>
    </style:style>
    <style:style style:name="T4" style:family="text">
      <style:text-properties officeooo:rsid="001d89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</text:p>
      <text:p text:style-name="P2"/>
      <text:p text:style-name="P3"><text:span text:style-name="T1">El proyecto consiste en realizar una aplicación móvil el cual consiste en</text:span> un servicio de ventas por catálogo; dirigida a tiendas de barrio y pequeñas empresas (zapatería, restaurantes, etc). La aplicación sirve para hacer pedidos a las tiendas y el cobro se hace <text:span text:style-name="T1">en</text:span> efectivo al momento de entregarlo o pasarlo a recoger. Por cada venta/compra que se produzca el dueño de este servicio <text:span text:style-name="T1">se</text:span> cobrará una cuota fija (suponga: diez centavos), también pueden registrarse personas que desean solo entregar <text:span text:style-name="T1">(repartidores)</text:span>, por lo que si una persona quiere que su pedido sea entregado puede seleccionar la opción y los repartidores recibirán una notificación para aceptarla o ignorarla. <text:span text:style-name="T1">Al momento de elegir la opción de entrega, la aplicación indicará un monto adicional (Q. 5.00) que es el pago por la entrega.</text:span></text:p>
      <text:p text:style-name="P3"/>
      <text:p text:style-name="P4">El vendedor debe marcar cuando el pedido esté listo y si tiene entrega a domicilio el repartidor debe marcar la entrega completa. Tome en cuenta los diferentes escenarios y datos a registrar para que sea autorizado como vendedor, consumidor o repartidor.</text:p>
      <text:p text:style-name="P4"/>
      <text:p text:style-name="P5">El proyecto tendrá tres fases, según el siguiente cuadro</text:p>
      <text:p text:style-name="P5"/>
      <table:table table:name="tbFase" table:style-name="tbFase">
        <table:table-column table:style-name="tbFase.A"/>
        <table:table-column table:style-name="tbFase.B"/>
        <table:table-column table:style-name="tbFase.C"/>
        <table:table-row>
          <table:table-cell table:style-name="tbFase.A1" office:value-type="string">
            <text:p text:style-name="P14">Fecha de revisión</text:p>
          </table:table-cell>
          <table:table-cell table:style-name="tbFase.A1" office:value-type="string">
            <text:p text:style-name="P15">Especificaciones</text:p>
          </table:table-cell>
          <table:table-cell table:style-name="tbFase.A1" office:value-type="string">
            <text:p text:style-name="P16">Puntos</text:p>
          </table:table-cell>
        </table:table-row>
        <table:table-row>
          <table:table-cell table:style-name="tbFase.A1" office:value-type="string">
            <text:p text:style-name="P14">19/09/2020</text:p>
          </table:table-cell>
          <table:table-cell table:style-name="tbFase.A1" office:value-type="string">
            <text:p text:style-name="P15">Documentación de análisis y diseño</text:p>
          </table:table-cell>
          <table:table-cell table:style-name="tbFase.A1" office:value-type="string">
            <text:p text:style-name="P16">10</text:p>
          </table:table-cell>
        </table:table-row>
        <table:table-row>
          <table:table-cell table:style-name="tbFase.A1" office:value-type="string">
            <text:p text:style-name="P15">17/10/2020</text:p>
          </table:table-cell>
          <table:table-cell table:style-name="tbFase.A1" office:value-type="string">
            <text:p text:style-name="P15">Diseño arquitectónico del software, en ésta fase deben estar implementados patrones de diseño, principios SOLID y diseño UX implementados, al menos ya debe haber un prototipo funcional</text:p>
          </table:table-cell>
          <table:table-cell table:style-name="tbFase.A1" office:value-type="string">
            <text:p text:style-name="P16">13</text:p>
          </table:table-cell>
        </table:table-row>
        <table:table-row>
          <table:table-cell table:style-name="tbFase.A1" office:value-type="string">
            <text:p text:style-name="P15">07/1<text:span text:style-name="T4">1</text:span>/2020</text:p>
          </table:table-cell>
          <table:table-cell table:style-name="tbFase.A1" office:value-type="string">
            <text:p text:style-name="P15">Funcionamiento del sistema completo, <text:span text:style-name="T4">documentación interna y externa</text:span></text:p>
          </table:table-cell>
          <table:table-cell table:style-name="tbFase.A1" office:value-type="string">
            <text:p text:style-name="P16">12</text:p>
          </table:table-cell>
        </table:table-row>
      </table:table>
      <text:p text:style-name="P5"/>
      <text:p text:style-name="P6">El proyecto debe realizarse en grupos no mayores a tres personas, cada grupo debe crear un repositorio en Github. En el repositorio debe haber cinco ramas <text:span text:style-name="T3">(master, testing y una rama por cada colaborador). Todas las semanas por cada colaborador debe subir sus cambios (de no cumplir con esta condición se le restará el 40 % de calificación de la fase). La rama a calificar la fase se debe hacer la integración de las ramas en el master.</text:span></text:p>
      <text:p text:style-name="P6"/>
      <text:p text:style-name="P7">Especificaciones del proyecto</text:p>
      <text:p text:style-name="P7"/>
      <text:list xml:id="list1351690699" text:style-name="L3">
        <text:list-item>
          <text:p text:style-name="P8">Debe estar dividido en capas y comunicación a través de microservicios utilizando API Restful</text:p>
        </text:list-item>
        <text:list-item>
          <text:p text:style-name="P8">Todos los microservicios deben estar implementados en contenedores (Docker) y corriendo sobre un servidor Gnu/Linux o BSD</text:p>
        </text:list-item>
        <text:list-item>
          <text:p text:style-name="P8">La base de datos es libre, siempre y cuando esté instalado en un servidor Gnu/Linux, Unix o BSD</text:p>
        </text:list-item>
        <text:list-item>
          <text:p text:style-name="P8">La aplicación móvil debe ser utilizando una arquitectura híbrida (se recomienda Angular y Ionic)</text:p>
        </text:list-item>
        <text:list-item>
          <text:p text:style-name="P8">Para los servicios no hay restricción del lenguaje de programación</text:p>
        </text:list-item>
        <text:list-item>
          <text:p text:style-name="P8">Toda documentación debe ser profesion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9T12:37:13.342232238</meta:creation-date>
    <dc:date>2020-09-03T19:33:58.984044324</dc:date>
    <meta:editing-duration>PT56M35S</meta:editing-duration>
    <meta:editing-cycles>7</meta:editing-cycles>
    <meta:generator>LibreOffice/7.0.1.1.0$Linux_X86_64 LibreOffice_project/00$Build-1</meta:generator>
    <dc:creator>Melvin Cali</dc:creator>
    <meta:document-statistic meta:table-count="1" meta:image-count="0" meta:object-count="0" meta:page-count="1" meta:paragraph-count="24" meta:word-count="397" meta:character-count="2469" meta:non-whitespace-character-count="2102"/>
  </office:meta>
</office:document-meta>
</file>